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11.178cm"/>
    </style:style>
    <style:style style:name="co4" style:family="table-column">
      <style:table-column-properties fo:break-before="auto" style:column-width="49.452cm"/>
    </style:style>
    <style:style style:name="co5" style:family="table-column">
      <style:table-column-properties fo:break-before="auto" style:column-width="2.499cm"/>
    </style:style>
    <style:style style:name="co6" style:family="table-column">
      <style:table-column-properties fo:break-before="auto" style:column-width="5.006cm"/>
    </style:style>
    <style:style style:name="co7" style:family="table-column">
      <style:table-column-properties fo:break-before="auto" style:column-width="22.204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61cm"/>
    </style:style>
    <style:style style:name="co10" style:family="table-column">
      <style:table-column-properties fo:break-before="auto" style:column-width="2.111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site_name</text:p>
          </table:table-cell>
          <table:table-cell table:style-name="ce1" office:value-type="string">
            <text:p>site_url</text:p>
          </table:table-cell>
          <table:table-cell table:style-name="ce1" office:value-type="string">
            <text:p>page</text:p>
          </table:table-cell>
          <table:table-cell table:style-name="ce1" office:value-type="string">
            <text:p>price</text:p>
          </table:table-cell>
          <table:table-cell table:style-name="ce3" office:value-type="string">
            <text:p>delivery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online</text:p>
          </table:table-cell>
          <table:table-cell table:style-name="ce1" office:value-type="string">
            <text:p>organic</text:p>
          </table:table-cell>
          <table:table-cell table:style-name="ce1" office:value-type="string">
            <text:p>vegetarian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Taleggio</text:p>
          </table:table-cell>
          <table:table-cell office:value-type="string">
            <text:p>The Teddington Cheese</text:p>
          </table:table-cell>
          <table:table-cell office:value-type="string">
            <text:p>http://www.teddingtoncheese.co.uk/</text:p>
          </table:table-cell>
          <table:table-cell office:value-type="string">
            <text:p>http://www.teddingtoncheese.co.uk/acatalog/Teddington_Cheese_Italian_16.html</text:p>
          </table:table-cell>
          <table:table-cell office:value-type="string">
            <text:p>250g £5.00</text:p>
          </table:table-cell>
          <table:table-cell table:style-name="ce4" office:value-type="currency" office:currency="GBP" office:value="8.99">
            <text:p>£8.99</text:p>
          </table:table-cell>
          <table:table-cell office:value-type="string">
            <text:p>http://www.teddingtoncheese.co.uk/acatalog/descr/ph323lg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Fontina</text:p>
          </table:table-cell>
          <table:table-cell office:value-type="string">
            <text:p>The Teddington Cheese</text:p>
          </table:table-cell>
          <table:table-cell office:value-type="string">
            <text:p>http://www.teddingtoncheese.co.uk/</text:p>
          </table:table-cell>
          <table:table-cell office:value-type="string">
            <text:p>http://www.teddingtoncheese.co.uk/acatalog/Teddington_Cheese_Italian_16.html</text:p>
          </table:table-cell>
          <table:table-cell office:value-type="string">
            <text:p>250g £6.75</text:p>
          </table:table-cell>
          <table:table-cell table:style-name="ce4" office:value-type="currency" office:currency="GBP" office:value="8.99">
            <text:p>£8.99</text:p>
          </table:table-cell>
          <table:table-cell office:value-type="string">
            <text:p>http://www.teddingtoncheese.co.uk/acatalog/Fontina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Gorgonzola</text:p>
          </table:table-cell>
          <table:table-cell office:value-type="string">
            <text:p>The Teddington Cheese</text:p>
          </table:table-cell>
          <table:table-cell office:value-type="string">
            <text:p>http://www.teddingtoncheese.co.uk/</text:p>
          </table:table-cell>
          <table:table-cell office:value-type="string">
            <text:p>http://www.teddingtoncheese.co.uk/acatalog/Teddington_Cheese_Italian_16.html</text:p>
          </table:table-cell>
          <table:table-cell office:value-type="string">
            <text:p>350g £7.00</text:p>
          </table:table-cell>
          <table:table-cell table:style-name="ce4" office:value-type="currency" office:currency="GBP" office:value="8.99">
            <text:p>£8.99</text:p>
          </table:table-cell>
          <table:table-cell office:value-type="string">
            <text:p>http://www.teddingtoncheese.co.uk/acatalog/descr/ph321lg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Parmigiano Reggiano</text:p>
          </table:table-cell>
          <table:table-cell office:value-type="string">
            <text:p>The Teddington Cheese</text:p>
          </table:table-cell>
          <table:table-cell office:value-type="string">
            <text:p>http://www.teddingtoncheese.co.uk/</text:p>
          </table:table-cell>
          <table:table-cell office:value-type="string">
            <text:p>http://www.teddingtoncheese.co.uk/acatalog/Teddington_Cheese_Italian_16.html</text:p>
          </table:table-cell>
          <table:table-cell office:value-type="string">
            <text:p>250g £9.00</text:p>
          </table:table-cell>
          <table:table-cell table:style-name="ce4" office:value-type="currency" office:currency="GBP" office:value="8.99">
            <text:p>£8.99</text:p>
          </table:table-cell>
          <table:table-cell office:value-type="string">
            <text:p>http://www.teddingtoncheese.co.uk/acatalog/descr/ph329lg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Fiore Sardo</text:p>
          </table:table-cell>
          <table:table-cell office:value-type="string">
            <text:p>The Teddington Cheese</text:p>
          </table:table-cell>
          <table:table-cell office:value-type="string">
            <text:p>http://www.teddingtoncheese.co.uk/</text:p>
          </table:table-cell>
          <table:table-cell office:value-type="string">
            <text:p>http://www.teddingtoncheese.co.uk/acatalog/Teddington_Cheese_Italian_16.html</text:p>
          </table:table-cell>
          <table:table-cell office:value-type="string">
            <text:p>250g £6.25</text:p>
          </table:table-cell>
          <table:table-cell table:style-name="ce4" office:value-type="currency" office:currency="GBP" office:value="8.99">
            <text:p>£8.99</text:p>
          </table:table-cell>
          <table:table-cell office:value-type="string">
            <text:p>http://www.teddingtoncheese.co.uk/acatalog/ph294sm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Torta</text:p>
          </table:table-cell>
          <table:table-cell office:value-type="string">
            <text:p>The Teddington Cheese</text:p>
          </table:table-cell>
          <table:table-cell office:value-type="string">
            <text:p>http://www.teddingtoncheese.co.uk/</text:p>
          </table:table-cell>
          <table:table-cell office:value-type="string">
            <text:p>http://www.teddingtoncheese.co.uk/acatalog/Teddington_Cheese_Italian_16.html</text:p>
          </table:table-cell>
          <table:table-cell office:value-type="string">
            <text:p>500g £10.00</text:p>
          </table:table-cell>
          <table:table-cell table:style-name="ce4" office:value-type="currency" office:currency="GBP" office:value="8.99">
            <text:p>£8.99</text:p>
          </table:table-cell>
          <table:table-cell office:value-type="string">
            <text:p>http://www.teddingtoncheese.co.uk/acatalog/descr/ph324lg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Agrì di Valtorta</text:p>
          </table:table-cell>
          <table:table-cell office:value-type="string">
            <text:p>La Formagerie</text:p>
          </table:table-cell>
          <table:table-cell office:value-type="string">
            <text:p>http://www.lafromagerie.co.uk/</text:p>
          </table:table-cell>
          <table:table-cell office:value-type="string">
            <text:p>http://www.lafromagerie.co.uk/agri/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>
            <text:p>Bettelmatt</text:p>
          </table:table-cell>
          <table:table-cell office:value-type="string">
            <text:p>La Formagerie</text:p>
          </table:table-cell>
          <table:table-cell office:value-type="string">
            <text:p>http://www.lafromagerie.co.uk/</text:p>
          </table:table-cell>
          <table:table-cell office:value-type="string">
            <text:p>http://www.lafromagerie.co.uk/bettelmatt/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>
            <text:p>Bra Tenero</text:p>
          </table:table-cell>
          <table:table-cell office:value-type="string">
            <text:p>La Formagerie</text:p>
          </table:table-cell>
          <table:table-cell office:value-type="string">
            <text:p>http://www.lafromagerie.co.uk/</text:p>
          </table:table-cell>
          <table:table-cell office:value-type="string">
            <text:p>http://www.lafromagerie.co.uk/bra-tenero/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>
            <text:p>Asiago Mezzano</text:p>
          </table:table-cell>
          <table:table-cell office:value-type="string">
            <text:p>La Formagerie</text:p>
          </table:table-cell>
          <table:table-cell office:value-type="string">
            <text:p>http://www.lafromagerie.co.uk/</text:p>
          </table:table-cell>
          <table:table-cell office:value-type="string">
            <text:p>http://www.lafromagerie.co.uk/asiago-mezzano/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>
            <text:p>Asiago Pressato</text:p>
          </table:table-cell>
          <table:table-cell office:value-type="string">
            <text:p>La Formagerie</text:p>
          </table:table-cell>
          <table:table-cell office:value-type="string">
            <text:p>http://www.lafromagerie.co.uk/</text:p>
          </table:table-cell>
          <table:table-cell office:value-type="string">
            <text:p>http://www.lafromagerie.co.uk/asiago-pressato/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>
            <text:p>Bitto</text:p>
          </table:table-cell>
          <table:table-cell office:value-type="string">
            <text:p>La Formagerie</text:p>
          </table:table-cell>
          <table:table-cell office:value-type="string">
            <text:p>http://www.lafromagerie.co.uk/</text:p>
          </table:table-cell>
          <table:table-cell office:value-type="string">
            <text:p>http://www.lafromagerie.co.uk/bitto-della-valtellina/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>
            <text:p>Castelmagno</text:p>
          </table:table-cell>
          <table:table-cell office:value-type="string">
            <text:p>La Formagerie</text:p>
          </table:table-cell>
          <table:table-cell office:value-type="string">
            <text:p>http://www.lafromagerie.co.uk/</text:p>
          </table:table-cell>
          <table:table-cell office:value-type="string">
            <text:p>http://www.lafromagerie.co.uk/castelmagno/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>
            <text:p>Gorgonzola</text:p>
          </table:table-cell>
          <table:table-cell office:value-type="string">
            <text:p>La Formagerie</text:p>
          </table:table-cell>
          <table:table-cell office:value-type="string">
            <text:p>http://www.lafromagerie.co.uk/</text:p>
          </table:table-cell>
          <table:table-cell office:value-type="string">
            <text:p>http://www.lafromagerie.co.uk/gorgonzola-naturale/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>
            <text:p>Grana Padano</text:p>
          </table:table-cell>
          <table:table-cell office:value-type="string">
            <text:p>La Formagerie</text:p>
          </table:table-cell>
          <table:table-cell office:value-type="string">
            <text:p>http://www.lafromagerie.co.uk/</text:p>
          </table:table-cell>
          <table:table-cell office:value-type="string">
            <text:p>http://www.lafromagerie.co.uk/grana-padano/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>
            <text:p>Parmigiano Reggiano</text:p>
          </table:table-cell>
          <table:table-cell office:value-type="string">
            <text:p>La Formagerie</text:p>
          </table:table-cell>
          <table:table-cell office:value-type="string">
            <text:p>http://www.lafromagerie.co.uk/</text:p>
          </table:table-cell>
          <table:table-cell office:value-type="string">
            <text:p>http://www.lafromagerie.co.uk/parmigiano-reggiano/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>
            <text:p>Montasio</text:p>
          </table:table-cell>
          <table:table-cell office:value-type="string">
            <text:p>La Formagerie</text:p>
          </table:table-cell>
          <table:table-cell office:value-type="string">
            <text:p>http://www.lafromagerie.co.uk/</text:p>
          </table:table-cell>
          <table:table-cell office:value-type="string">
            <text:p>http://www.lafromagerie.co.uk/montasio/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>
            <text:p>Mozzarella di Bufala Campana</text:p>
          </table:table-cell>
          <table:table-cell office:value-type="string">
            <text:p>La Formagerie</text:p>
          </table:table-cell>
          <table:table-cell office:value-type="string">
            <text:p>http://www.lafromagerie.co.uk/</text:p>
          </table:table-cell>
          <table:table-cell office:value-type="string">
            <text:p>http://www.lafromagerie.co.uk/mozzarella-di-bufala/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>
            <text:p>Pecorino Sardo</text:p>
          </table:table-cell>
          <table:table-cell office:value-type="string">
            <text:p>La Formagerie</text:p>
          </table:table-cell>
          <table:table-cell office:value-type="string">
            <text:p>http://www.lafromagerie.co.uk/</text:p>
          </table:table-cell>
          <table:table-cell office:value-type="string">
            <text:p>http://www.lafromagerie.co.uk/pecorino-staggionato-sardo/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>
            <text:p>Provolone del Monaco</text:p>
          </table:table-cell>
          <table:table-cell office:value-type="string">
            <text:p>La Formagerie</text:p>
          </table:table-cell>
          <table:table-cell office:value-type="string">
            <text:p>http://www.lafromagerie.co.uk/</text:p>
          </table:table-cell>
          <table:table-cell office:value-type="string">
            <text:p>http://www.lafromagerie.co.uk/provolone-del-monaco/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>
            <text:p>Raschera</text:p>
          </table:table-cell>
          <table:table-cell office:value-type="string">
            <text:p>La Formagerie</text:p>
          </table:table-cell>
          <table:table-cell office:value-type="string">
            <text:p>http://www.lafromagerie.co.uk/</text:p>
          </table:table-cell>
          <table:table-cell office:value-type="string">
            <text:p>http://www.lafromagerie.co.uk/raschera/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>
            <text:p>Taleggio</text:p>
          </table:table-cell>
          <table:table-cell office:value-type="string">
            <text:p>La Formagerie</text:p>
          </table:table-cell>
          <table:table-cell office:value-type="string">
            <text:p>http://www.lafromagerie.co.uk/</text:p>
          </table:table-cell>
          <table:table-cell office:value-type="string">
            <text:p>http://www.lafromagerie.co.uk/taleggio-valsassia/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>
            <text:p>Stracchino</text:p>
          </table:table-cell>
          <table:table-cell office:value-type="string">
            <text:p>La Formagerie</text:p>
          </table:table-cell>
          <table:table-cell office:value-type="string">
            <text:p>http://www.lafromagerie.co.uk/</text:p>
          </table:table-cell>
          <table:table-cell office:value-type="string">
            <text:p>http://www.lafromagerie.co.uk/stracchino/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>
            <text:p>Ragusano</text:p>
          </table:table-cell>
          <table:table-cell office:value-type="string">
            <text:p>La Formagerie</text:p>
          </table:table-cell>
          <table:table-cell office:value-type="string">
            <text:p>http://www.lafromagerie.co.uk/</text:p>
          </table:table-cell>
          <table:table-cell office:value-type="string">
            <text:p>http://www.lafromagerie.co.uk/Ragusano/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>
            <text:p>Monte Veronese</text:p>
          </table:table-cell>
          <table:table-cell office:value-type="string">
            <text:p>La Formagerie</text:p>
          </table:table-cell>
          <table:table-cell office:value-type="string">
            <text:p>http://www.lafromagerie.co.uk/</text:p>
          </table:table-cell>
          <table:table-cell office:value-type="string">
            <text:p>http://www.lafromagerie.co.uk/monte-veronese-grasso/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>
            <text:p>Taleggio</text:p>
          </table:table-cell>
          <table:table-cell office:value-type="string">
            <text:p>Melbury &amp; Appleton</text:p>
          </table:table-cell>
          <table:table-cell office:value-type="string">
            <text:p>http://www.melburyandappleton.co.uk/</text:p>
          </table:table-cell>
          <table:table-cell office:value-type="string">
            <text:p>http://www.melburyandappleton.co.uk/taleggio-dop-4422-p.asp</text:p>
          </table:table-cell>
          <table:table-cell office:value-type="string">
            <text:p>200g £3.20</text:p>
          </table:table-cell>
          <table:table-cell table:style-name="ce6" office:value-type="currency" office:currency="GBP" office:value="5.25">
            <text:p>£5.25</text:p>
          </table:table-cell>
          <table:table-cell office:value-type="string">
            <text:p>http://www.melburyandappleton.co.uk/ekmps/shops/melburyapple/images/taleggio-dop-4422-p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Mozzarella di Bufala Campana</text:p>
          </table:table-cell>
          <table:table-cell office:value-type="string">
            <text:p>Melbury &amp; Appleton</text:p>
          </table:table-cell>
          <table:table-cell office:value-type="string">
            <text:p>http://www.melburyandappleton.co.uk/</text:p>
          </table:table-cell>
          <table:table-cell office:value-type="string">
            <text:p>http://www.melburyandappleton.co.uk/mandara-mozzarella-di-bufala-campana-buffalo-mozzarella---200g-1734-p.asp</text:p>
          </table:table-cell>
          <table:table-cell office:value-type="string">
            <text:p>200g £3.95</text:p>
          </table:table-cell>
          <table:table-cell table:style-name="ce4" office:value-type="currency" office:currency="GBP" office:value="5.25">
            <text:p>£5.25</text:p>
          </table:table-cell>
          <table:table-cell office:value-type="string">
            <text:p>http://www.melburyandappleton.co.uk/ekmps/shops/melburyapple/images/buffalo-mozzarella-1734-p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Gorgonzola</text:p>
          </table:table-cell>
          <table:table-cell office:value-type="string">
            <text:p>Melbury &amp; Appleton</text:p>
          </table:table-cell>
          <table:table-cell office:value-type="string">
            <text:p>http://www.melburyandappleton.co.uk/</text:p>
          </table:table-cell>
          <table:table-cell office:value-type="string">
            <text:p>http://www.melburyandappleton.co.uk/gorgonzola-dolce-dop-4477-p.asp</text:p>
          </table:table-cell>
          <table:table-cell office:value-type="string">
            <text:p>200g £3.10</text:p>
          </table:table-cell>
          <table:table-cell table:style-name="ce4" office:value-type="currency" office:currency="GBP" office:value="5.25">
            <text:p>£5.25</text:p>
          </table:table-cell>
          <table:table-cell office:value-type="string">
            <text:p>http://www.melburyandappleton.co.uk/ekmps/shops/melburyapple/images/gorgonzola-dolce-dop-4477-p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Pecorino Romano</text:p>
          </table:table-cell>
          <table:table-cell office:value-type="string">
            <text:p>Melbury &amp; Appleton</text:p>
          </table:table-cell>
          <table:table-cell office:value-type="string">
            <text:p>http://www.melburyandappleton.co.uk/</text:p>
          </table:table-cell>
          <table:table-cell office:value-type="string">
            <text:p>http://www.melburyandappleton.co.uk/pecorino-romano-dop---350g-4415-p.asp</text:p>
          </table:table-cell>
          <table:table-cell office:value-type="string">
            <text:p>350g £6.25</text:p>
          </table:table-cell>
          <table:table-cell table:style-name="ce4" office:value-type="currency" office:currency="GBP" office:value="5.25">
            <text:p>£5.25</text:p>
          </table:table-cell>
          <table:table-cell office:value-type="string">
            <text:p>http://www.melburyandappleton.co.uk/ekmps/shops/melburyapple/images/pecorino-romano-dop-350g-4415-p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Pecorino Sardo</text:p>
          </table:table-cell>
          <table:table-cell office:value-type="string">
            <text:p>Melbury &amp; Appleton</text:p>
          </table:table-cell>
          <table:table-cell office:value-type="string">
            <text:p>http://www.melburyandappleton.co.uk/</text:p>
          </table:table-cell>
          <table:table-cell office:value-type="string">
            <text:p>http://www.melburyandappleton.co.uk/sardinian-pecorino-capriciotta-4474-p.asp</text:p>
          </table:table-cell>
          <table:table-cell office:value-type="string">
            <text:p>200g £4.10</text:p>
          </table:table-cell>
          <table:table-cell table:style-name="ce4" office:value-type="currency" office:currency="GBP" office:value="5.25">
            <text:p>£5.25</text:p>
          </table:table-cell>
          <table:table-cell office:value-type="string">
            <text:p>http://www.melburyandappleton.co.uk/ekmps/shops/melburyapple/images/sardinian-pecorino-capriciotta-4474-p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Mozzarella di Bufala Campana</text:p>
          </table:table-cell>
          <table:table-cell office:value-type="string">
            <text:p>Fine Food Specialist</text:p>
          </table:table-cell>
          <table:table-cell office:value-type="string">
            <text:p>http://www.finefoodspecialist.co.uk/</text:p>
          </table:table-cell>
          <table:table-cell office:value-type="string">
            <text:p>http://www.finefoodspecialist.co.uk/divinity-cart/item/fp15wg/Buffalo-Mozzarella-200g/1.html</text:p>
          </table:table-cell>
          <table:table-cell office:value-type="string">
            <text:p>200g £5.90</text:p>
          </table:table-cell>
          <table:table-cell table:style-name="ce4" office:value-type="currency" office:currency="GBP" office:value="12.95">
            <text:p>£12.95</text:p>
          </table:table-cell>
          <table:table-cell office:value-type="string">
            <text:p>http://www.finefoodspecialist.co.uk/mas_assets/cache/image/1/a/4/x480-420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Gorgonzola Dolce</text:p>
          </table:table-cell>
          <table:table-cell office:value-type="string">
            <text:p>Fine Food Specialist</text:p>
          </table:table-cell>
          <table:table-cell office:value-type="string">
            <text:p>http://www.finefoodspecialist.co.uk/</text:p>
          </table:table-cell>
          <table:table-cell office:value-type="string">
            <text:p>http://www.finefoodspecialist.co.uk/divinity-cart/item/fp56wg/Dolcelatte-1.6kg/1.html</text:p>
          </table:table-cell>
          <table:table-cell office:value-type="string">
            <text:p>1.6kg £29.90</text:p>
          </table:table-cell>
          <table:table-cell table:style-name="ce4" office:value-type="currency" office:currency="GBP" office:value="12.95">
            <text:p>£12.95</text:p>
          </table:table-cell>
          <table:table-cell office:value-type="string">
            <text:p>http://www.finefoodspecialist.co.uk/mas_assets/cache/image/1/b/1/x480-433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Gorgonzola</text:p>
          </table:table-cell>
          <table:table-cell office:value-type="string">
            <text:p>Fine Food Specialist</text:p>
          </table:table-cell>
          <table:table-cell office:value-type="string">
            <text:p>http://www.finefoodspecialist.co.uk/</text:p>
          </table:table-cell>
          <table:table-cell office:value-type="string">
            <text:p>http://www.finefoodspecialist.co.uk/divinity-cart/item/fp46wg/Gorgonzola-1.5kg/1.html</text:p>
          </table:table-cell>
          <table:table-cell office:value-type="string">
            <text:p>1.5kg £32.90</text:p>
          </table:table-cell>
          <table:table-cell table:style-name="ce4" office:value-type="currency" office:currency="GBP" office:value="12.95">
            <text:p>£12.95</text:p>
          </table:table-cell>
          <table:table-cell office:value-type="string">
            <text:p>http://www.finefoodspecialist.co.uk/mas_assets/cache/image/1/a/3/x480-419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Taleggio</text:p>
          </table:table-cell>
          <table:table-cell office:value-type="string">
            <text:p>Fine Food Specialist</text:p>
          </table:table-cell>
          <table:table-cell office:value-type="string">
            <text:p>http://www.finefoodspecialist.co.uk/</text:p>
          </table:table-cell>
          <table:table-cell office:value-type="string">
            <text:p>http://www.finefoodspecialist.co.uk/divinity-cart/item/fp52wg/Tallegio-2kg/1.html</text:p>
          </table:table-cell>
          <table:table-cell office:value-type="string">
            <text:p>2kg £42.90</text:p>
          </table:table-cell>
          <table:table-cell table:style-name="ce4" office:value-type="currency" office:currency="GBP" office:value="12.95">
            <text:p>£12.95</text:p>
          </table:table-cell>
          <table:table-cell office:value-type="string">
            <text:p>http://www.finefoodspecialist.co.uk/mas_assets/cache/image/1/a/2/x480-418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Parmigiano Reggiano</text:p>
          </table:table-cell>
          <table:table-cell office:value-type="string">
            <text:p>Fine Food Specialist</text:p>
          </table:table-cell>
          <table:table-cell office:value-type="string">
            <text:p>http://www.finefoodspecialist.co.uk/</text:p>
          </table:table-cell>
          <table:table-cell office:value-type="string">
            <text:p>http://www.finefoodspecialist.co.uk/divinity-cart/item/fp27wg/Parmigiano-Reggiano-1kg/1.html</text:p>
          </table:table-cell>
          <table:table-cell office:value-type="string">
            <text:p>1kg £33.36</text:p>
          </table:table-cell>
          <table:table-cell table:style-name="ce4" office:value-type="currency" office:currency="GBP" office:value="12.95">
            <text:p>£12.95</text:p>
          </table:table-cell>
          <table:table-cell office:value-type="string">
            <text:p>http://www.finefoodspecialist.co.uk/mas_assets/cache/image/1/a/1/x480-417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Gorgonzola Dolce</text:p>
          </table:table-cell>
          <table:table-cell office:value-type="string">
            <text:p>Abel &amp; Cole</text:p>
          </table:table-cell>
          <table:table-cell office:value-type="string">
            <text:p>http://www.abelandcole.co.uk/</text:p>
          </table:table-cell>
          <table:table-cell office:value-type="string">
            <text:p>http://www.abelandcole.co.uk/gorgonzola-dolce-200g</text:p>
          </table:table-cell>
          <table:table-cell office:value-type="string">
            <text:p>200g £3.75</text:p>
          </table:table-cell>
          <table:table-cell table:style-name="ce4" office:value-type="currency" office:currency="GBP" office:value="0.99">
            <text:p>£0.99</text:p>
          </table:table-cell>
          <table:table-cell office:value-type="string">
            <text:p>http://www.abelandcole.co.uk/content/catalogue/images/DC30_XL.jpg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>
            <text:p>Taleggio</text:p>
          </table:table-cell>
          <table:table-cell office:value-type="string">
            <text:p>Abel &amp; Cole</text:p>
          </table:table-cell>
          <table:table-cell office:value-type="string">
            <text:p>http://www.abelandcole.co.uk/</text:p>
          </table:table-cell>
          <table:table-cell office:value-type="string">
            <text:p>http://www.abelandcole.co.uk/taleggio-250g</text:p>
          </table:table-cell>
          <table:table-cell office:value-type="string">
            <text:p>250g £4.95</text:p>
          </table:table-cell>
          <table:table-cell table:style-name="ce4" office:value-type="currency" office:currency="GBP" office:value="0.99">
            <text:p>£0.99</text:p>
          </table:table-cell>
          <table:table-cell office:value-type="string">
            <text:p>http://www.abelandcole.co.uk/content/catalogue/images/DC28_XL.jpg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>
            <text:p>Mozzarella di Bufala Campana</text:p>
          </table:table-cell>
          <table:table-cell office:value-type="string">
            <text:p>Abel &amp; Cole</text:p>
          </table:table-cell>
          <table:table-cell office:value-type="string">
            <text:p>http://www.abelandcole.co.uk/</text:p>
          </table:table-cell>
          <table:table-cell office:value-type="string">
            <text:p>http://www.abelandcole.co.uk/laverstoke-park-buffalo-mozzarella-125g</text:p>
          </table:table-cell>
          <table:table-cell office:value-type="string">
            <text:p>125g £2.45</text:p>
          </table:table-cell>
          <table:table-cell table:style-name="ce4" office:value-type="currency" office:currency="GBP" office:value="0.99">
            <text:p>£0.99</text:p>
          </table:table-cell>
          <table:table-cell office:value-type="string">
            <text:p>http://www.abelandcole.co.uk/content/catalogue/images/DC36_l.jpg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>
            <text:p>Mozzarella</text:p>
          </table:table-cell>
          <table:table-cell office:value-type="string">
            <text:p>Abel &amp; Cole</text:p>
          </table:table-cell>
          <table:table-cell office:value-type="string">
            <text:p>http://www.abelandcole.co.uk/</text:p>
          </table:table-cell>
          <table:table-cell office:value-type="string">
            <text:p>http://www.abelandcole.co.uk/mozzarella-125g</text:p>
          </table:table-cell>
          <table:table-cell office:value-type="string">
            <text:p>125g £2.29</text:p>
          </table:table-cell>
          <table:table-cell table:style-name="ce4" office:value-type="currency" office:currency="GBP" office:value="0.99">
            <text:p>£0.99</text:p>
          </table:table-cell>
          <table:table-cell office:value-type="string">
            <text:p>http://www.abelandcole.co.uk/content/catalogue/images/DC26_l.jpg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>
            <text:p>Parmigiano Reggiano</text:p>
          </table:table-cell>
          <table:table-cell office:value-type="string">
            <text:p>Abel &amp; Cole</text:p>
          </table:table-cell>
          <table:table-cell office:value-type="string">
            <text:p>http://www.abelandcole.co.uk/</text:p>
          </table:table-cell>
          <table:table-cell office:value-type="string">
            <text:p>http://www.abelandcole.co.uk/parmigiano-reggiano-150g</text:p>
          </table:table-cell>
          <table:table-cell office:value-type="string">
            <text:p>150g £4.99</text:p>
          </table:table-cell>
          <table:table-cell table:style-name="ce4" office:value-type="currency" office:currency="GBP" office:value="0.99">
            <text:p>£0.99</text:p>
          </table:table-cell>
          <table:table-cell office:value-type="string">
            <text:p>http://www.abelandcole.co.uk/content/catalogue/images/DC41_l.jpg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>
            <text:p>Mascarpone</text:p>
          </table:table-cell>
          <table:table-cell office:value-type="string">
            <text:p>Abel &amp; Cole</text:p>
          </table:table-cell>
          <table:table-cell office:value-type="string">
            <text:p>http://www.abelandcole.co.uk/</text:p>
          </table:table-cell>
          <table:table-cell office:value-type="string">
            <text:p>http://www.abelandcole.co.uk/mascarpone-250g</text:p>
          </table:table-cell>
          <table:table-cell office:value-type="string">
            <text:p>250g £3.39</text:p>
          </table:table-cell>
          <table:table-cell table:style-name="ce4" office:value-type="currency" office:currency="GBP" office:value="0.99">
            <text:p>£0.99</text:p>
          </table:table-cell>
          <table:table-cell office:value-type="string">
            <text:p>http://www.abelandcole.co.uk/content/catalogue/images/DC27_l.jpg</text:p>
          </table:table-cell>
          <table:table-cell table:number-columns-repeated="3" office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>
            <text:p>Ricotta</text:p>
          </table:table-cell>
          <table:table-cell office:value-type="string">
            <text:p>Abel &amp; Cole</text:p>
          </table:table-cell>
          <table:table-cell office:value-type="string">
            <text:p>http://www.abelandcole.co.uk/</text:p>
          </table:table-cell>
          <table:table-cell office:value-type="string">
            <text:p>http://www.abelandcole.co.uk/ricotta-250g</text:p>
          </table:table-cell>
          <table:table-cell office:value-type="string">
            <text:p>250g £2.20</text:p>
          </table:table-cell>
          <table:table-cell table:style-name="ce4" office:value-type="currency" office:currency="GBP" office:value="0.99">
            <text:p>£0.99</text:p>
          </table:table-cell>
          <table:table-cell office:value-type="string">
            <text:p>http://www.abelandcole.co.uk/content/catalogue/images/DC52_XL.jpg</text:p>
          </table:table-cell>
          <table:table-cell table:number-columns-repeated="3" office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>
            <text:p>Bra</text:p>
          </table:table-cell>
          <table:table-cell office:value-type="string">
            <text:p>Home Page Italy</text:p>
          </table:table-cell>
          <table:table-cell office:value-type="string">
            <text:p>http://www.homepageitaly.com/</text:p>
          </table:table-cell>
          <table:table-cell office:value-type="string">
            <text:p>http://www.homepageitaly.com/prodotti.asp?shop=807&amp;intProdID=22358</text:p>
          </table:table-cell>
          <table:table-cell office:value-type="string">
            <text:p>2kg €21.00</text:p>
          </table:table-cell>
          <table:table-cell table:style-name="ce4" office:value-type="string">
            <text:p>€30.00</text:p>
          </table:table-cell>
          <table:table-cell office:value-type="string">
            <text:p>http://www.homepageitaly.com/images6/formaggibra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Fontina</text:p>
          </table:table-cell>
          <table:table-cell office:value-type="string">
            <text:p>Home Page Italy</text:p>
          </table:table-cell>
          <table:table-cell office:value-type="string">
            <text:p>http://www.homepageitaly.com/</text:p>
          </table:table-cell>
          <table:table-cell office:value-type="string">
            <text:p>http://www.homepageitaly.com/prodotti.asp?shop=807&amp;intProdID=22359</text:p>
          </table:table-cell>
          <table:table-cell office:value-type="string">
            <text:p>2kg €28.00</text:p>
          </table:table-cell>
          <table:table-cell table:style-name="ce4" office:value-type="string">
            <text:p>€30.00</text:p>
          </table:table-cell>
          <table:table-cell office:value-type="string">
            <text:p>http://www.homepageitaly.com/images6/Fontina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Gorgonzola</text:p>
          </table:table-cell>
          <table:table-cell office:value-type="string">
            <text:p>Home Page Italy</text:p>
          </table:table-cell>
          <table:table-cell office:value-type="string">
            <text:p>http://www.homepageitaly.com/</text:p>
          </table:table-cell>
          <table:table-cell office:value-type="string">
            <text:p>http://www.homepageitaly.com/prodotti.asp?shop=807&amp;intProdID=22360</text:p>
          </table:table-cell>
          <table:table-cell office:value-type="string">
            <text:p>2kg €26.00</text:p>
          </table:table-cell>
          <table:table-cell table:style-name="ce4" office:value-type="string">
            <text:p>€30.00</text:p>
          </table:table-cell>
          <table:table-cell office:value-type="string">
            <text:p>http://www.homepageitaly.com/images6/gorgonzola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Grana Padano</text:p>
          </table:table-cell>
          <table:table-cell office:value-type="string">
            <text:p>Home Page Italy</text:p>
          </table:table-cell>
          <table:table-cell office:value-type="string">
            <text:p>http://www.homepageitaly.com/</text:p>
          </table:table-cell>
          <table:table-cell office:value-type="string">
            <text:p>http://www.homepageitaly.com/prodotti.asp?shop=807&amp;intProdID=21429</text:p>
          </table:table-cell>
          <table:table-cell office:value-type="string">
            <text:p>1kg €17.00</text:p>
          </table:table-cell>
          <table:table-cell table:style-name="ce4" office:value-type="string">
            <text:p>€30.00</text:p>
          </table:table-cell>
          <table:table-cell office:value-type="string">
            <text:p>http://www.homepageitaly.com/images6/grana-padano-ig-230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Stelvio</text:p>
          </table:table-cell>
          <table:table-cell office:value-type="string">
            <text:p>Home Page Italy</text:p>
          </table:table-cell>
          <table:table-cell office:value-type="string">
            <text:p>http://www.homepageitaly.com/</text:p>
          </table:table-cell>
          <table:table-cell office:value-type="string">
            <text:p>http://www.homepageitaly.com/prodotti.asp?shop=807&amp;intProdID=21805</text:p>
          </table:table-cell>
          <table:table-cell office:value-type="string">
            <text:p>1kg €19.00</text:p>
          </table:table-cell>
          <table:table-cell table:style-name="ce4" office:value-type="string">
            <text:p>€30.00</text:p>
          </table:table-cell>
          <table:table-cell office:value-type="string">
            <text:p>http://www.homepageitaly.com/images6/Stelvio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Pecorino Sardo</text:p>
          </table:table-cell>
          <table:table-cell office:value-type="string">
            <text:p>Home Page Italy</text:p>
          </table:table-cell>
          <table:table-cell office:value-type="string">
            <text:p>http://www.homepageitaly.com/</text:p>
          </table:table-cell>
          <table:table-cell office:value-type="string">
            <text:p>http://www.homepageitaly.com/prodotti.asp?shop=807&amp;intProdID=21806</text:p>
          </table:table-cell>
          <table:table-cell office:value-type="string">
            <text:p>1kg €10.00</text:p>
          </table:table-cell>
          <table:table-cell table:style-name="ce4" office:value-type="string">
            <text:p>€30.00</text:p>
          </table:table-cell>
          <table:table-cell office:value-type="string">
            <text:p>http://www.homepageitaly.com/images6/pecorinosardo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Pecorino Romano</text:p>
          </table:table-cell>
          <table:table-cell office:value-type="string">
            <text:p>Home Page Italy</text:p>
          </table:table-cell>
          <table:table-cell office:value-type="string">
            <text:p>http://www.homepageitaly.com/</text:p>
          </table:table-cell>
          <table:table-cell office:value-type="string">
            <text:p>http://www.homepageitaly.com/prodotti.asp?shop=807&amp;intProdID=21807</text:p>
          </table:table-cell>
          <table:table-cell office:value-type="string">
            <text:p>1kg €12.00</text:p>
          </table:table-cell>
          <table:table-cell table:style-name="ce4" office:value-type="string">
            <text:p>€30.00</text:p>
          </table:table-cell>
          <table:table-cell office:value-type="string">
            <text:p>http://www.homepageitaly.com/images6/PecorinoRomano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Toma Piemontese</text:p>
          </table:table-cell>
          <table:table-cell office:value-type="string">
            <text:p>Home Page Italy</text:p>
          </table:table-cell>
          <table:table-cell office:value-type="string">
            <text:p>http://www.homepageitaly.com/</text:p>
          </table:table-cell>
          <table:table-cell office:value-type="string">
            <text:p>http://www.homepageitaly.com/prodotti.asp?shop=807&amp;intProdID=21808</text:p>
          </table:table-cell>
          <table:table-cell office:value-type="string">
            <text:p>1kg €22.00</text:p>
          </table:table-cell>
          <table:table-cell table:style-name="ce4" office:value-type="string">
            <text:p>€30.00</text:p>
          </table:table-cell>
          <table:table-cell office:value-type="string">
            <text:p>http://www.homepageitaly.com/images6/toma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Valtellina Casera</text:p>
          </table:table-cell>
          <table:table-cell office:value-type="string">
            <text:p>Home Page Italy</text:p>
          </table:table-cell>
          <table:table-cell office:value-type="string">
            <text:p>http://www.homepageitaly.com/</text:p>
          </table:table-cell>
          <table:table-cell office:value-type="string">
            <text:p>http://www.homepageitaly.com/prodotti.asp?shop=807&amp;intProdID=21809</text:p>
          </table:table-cell>
          <table:table-cell office:value-type="string">
            <text:p>1kg €18.00</text:p>
          </table:table-cell>
          <table:table-cell table:style-name="ce4" office:value-type="string">
            <text:p>€30.00</text:p>
          </table:table-cell>
          <table:table-cell office:value-type="string">
            <text:p>http://www.homepageitaly.com/images6/casera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Asiago Pressato</text:p>
          </table:table-cell>
          <table:table-cell office:value-type="string">
            <text:p>Home Page Italy</text:p>
          </table:table-cell>
          <table:table-cell office:value-type="string">
            <text:p>http://www.homepageitaly.com/</text:p>
          </table:table-cell>
          <table:table-cell office:value-type="string">
            <text:p>http://www.homepageitaly.com/prodotti.asp?shop=807&amp;intProdID=21811</text:p>
          </table:table-cell>
          <table:table-cell office:value-type="string">
            <text:p>1kg €12.00</text:p>
          </table:table-cell>
          <table:table-cell table:style-name="ce4" office:value-type="string">
            <text:p>€30.00</text:p>
          </table:table-cell>
          <table:table-cell office:value-type="string">
            <text:p>http://www.homepageitaly.com/images6/Asiago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Pecorino Toscano</text:p>
          </table:table-cell>
          <table:table-cell office:value-type="string">
            <text:p>Home Page Italy</text:p>
          </table:table-cell>
          <table:table-cell office:value-type="string">
            <text:p>http://www.homepageitaly.com/</text:p>
          </table:table-cell>
          <table:table-cell office:value-type="string">
            <text:p>http://www.homepageitaly.com/prodotti.asp?shop=807&amp;intProdID=21813</text:p>
          </table:table-cell>
          <table:table-cell office:value-type="string">
            <text:p>1kg €19.00</text:p>
          </table:table-cell>
          <table:table-cell table:style-name="ce4" office:value-type="string">
            <text:p>€30.00</text:p>
          </table:table-cell>
          <table:table-cell office:value-type="string">
            <text:p>http://www.homepageitaly.com/images6/pecorinotoscano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Pecorino Sardo</text:p>
          </table:table-cell>
          <table:table-cell office:value-type="string">
            <text:p>Ferruccio Podda S.p.A.</text:p>
          </table:table-cell>
          <table:table-cell office:value-type="string">
            <text:p>http://shop.ferrucciopodda.it/</text:p>
          </table:table-cell>
          <table:table-cell office:value-type="string">
            <text:p>http://shop.ferrucciopodda.it/product.php?prod=14</text:p>
          </table:table-cell>
          <table:table-cell office:value-type="string">
            <text:p>2kg €23.41</text:p>
          </table:table-cell>
          <table:table-cell/>
          <table:table-cell office:value-type="string">
            <text:p>http://www.ferrucciopodda.it/public/2007111317185009161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Pecorino Romano</text:p>
          </table:table-cell>
          <table:table-cell office:value-type="string">
            <text:p>Ferruccio Podda S.p.A.</text:p>
          </table:table-cell>
          <table:table-cell office:value-type="string">
            <text:p>http://shop.ferrucciopodda.it/</text:p>
          </table:table-cell>
          <table:table-cell office:value-type="string">
            <text:p>http://shop.ferrucciopodda.it/product.php?prod=12</text:p>
          </table:table-cell>
          <table:table-cell office:value-type="string">
            <text:p>25kg €188.76</text:p>
          </table:table-cell>
          <table:table-cell/>
          <table:table-cell office:value-type="string">
            <text:p>http://www.ferrucciopodda.it/public/2007111316550100231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Parmigiano Reggiano</text:p>
          </table:table-cell>
          <table:table-cell office:value-type="string">
            <text:p>ItalianFoodStore</text:p>
          </table:table-cell>
          <table:table-cell office:value-type="string">
            <text:p>http://www.italiafoodstore.co.uk/</text:p>
          </table:table-cell>
          <table:table-cell office:value-type="string">
            <text:p>http://www.italiafoodstore.co.uk/acatalog/Cheese.html</text:p>
          </table:table-cell>
          <table:table-cell office:value-type="string">
            <text:p>300g £3.90</text:p>
          </table:table-cell>
          <table:table-cell table:style-name="ce4" office:value-type="currency" office:currency="GBP" office:value="4.99">
            <text:p>£4.99</text:p>
          </table:table-cell>
          <table:table-cell office:value-type="string">
            <text:p>http://www.italiafoodstore.co.uk/acatalog/ParmigianoCheese.gif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Provolone</text:p>
          </table:table-cell>
          <table:table-cell office:value-type="string">
            <text:p>ItalianFoodStore</text:p>
          </table:table-cell>
          <table:table-cell office:value-type="string">
            <text:p>http://www.italiafoodstore.co.uk/</text:p>
          </table:table-cell>
          <table:table-cell office:value-type="string">
            <text:p>http://www.italiafoodstore.co.uk/acatalog/Cheese.html</text:p>
          </table:table-cell>
          <table:table-cell office:value-type="string">
            <text:p>300g £2.90</text:p>
          </table:table-cell>
          <table:table-cell table:style-name="ce4" office:value-type="currency" office:currency="GBP" office:value="4.99">
            <text:p>£4.99</text:p>
          </table:table-cell>
          <table:table-cell office:value-type="string">
            <text:p>http://www.italiafoodstore.co.uk/acatalog/tavp.gif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Pecorino Romano</text:p>
          </table:table-cell>
          <table:table-cell office:value-type="string">
            <text:p>ItalianFoodStore</text:p>
          </table:table-cell>
          <table:table-cell office:value-type="string">
            <text:p>http://www.italiafoodstore.co.uk/</text:p>
          </table:table-cell>
          <table:table-cell office:value-type="string">
            <text:p>http://www.italiafoodstore.co.uk/acatalog/Cheese.html</text:p>
          </table:table-cell>
          <table:table-cell office:value-type="string">
            <text:p>3kg £32.76</text:p>
          </table:table-cell>
          <table:table-cell table:style-name="ce4" office:value-type="currency" office:currency="GBP" office:value="4.99">
            <text:p>£4.99</text:p>
          </table:table-cell>
          <table:table-cell office:value-type="string">
            <text:p>http://www.italiafoodstore.co.uk/acatalog/rom.gif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Asiago</text:p>
          </table:table-cell>
          <table:table-cell office:value-type="string">
            <text:p>Mellis Cheese</text:p>
          </table:table-cell>
          <table:table-cell office:value-type="string">
            <text:p>http://www.mellischeese.co.uk/</text:p>
          </table:table-cell>
          <table:table-cell office:value-type="string">
            <text:p>http://www.mellischeese.co.uk/CheeseDetail2.asp?menu=1&amp;pcode=411</text:p>
          </table:table-cell>
          <table:table-cell/>
          <table:table-cell table:style-name="ce4"/>
          <table:table-cell/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>
            <text:p>Gorgonzola</text:p>
          </table:table-cell>
          <table:table-cell office:value-type="string">
            <text:p>Mellis Cheese</text:p>
          </table:table-cell>
          <table:table-cell office:value-type="string">
            <text:p>http://www.mellischeese.co.uk/</text:p>
          </table:table-cell>
          <table:table-cell office:value-type="string">
            <text:p>http://www.mellischeese.co.uk/CheeseDetail2.asp?menu=1&amp;pcode=401</text:p>
          </table:table-cell>
          <table:table-cell/>
          <table:table-cell table:style-name="ce4"/>
          <table:table-cell office:value-type="string">
            <text:p>http://www.mellischeese.co.uk/images/z_401.jpg</text:p>
          </table:table-cell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>
            <text:p>Mozzarella di Bufala Campana</text:p>
          </table:table-cell>
          <table:table-cell office:value-type="string">
            <text:p>Mellis Cheese</text:p>
          </table:table-cell>
          <table:table-cell office:value-type="string">
            <text:p>http://www.mellischeese.co.uk/</text:p>
          </table:table-cell>
          <table:table-cell office:value-type="string">
            <text:p>http://www.mellischeese.co.uk/CheeseDetail2.asp?menu=1&amp;pcode=442</text:p>
          </table:table-cell>
          <table:table-cell/>
          <table:table-cell table:style-name="ce4"/>
          <table:table-cell/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>
            <text:p>Parmigiano Reggiano</text:p>
          </table:table-cell>
          <table:table-cell office:value-type="string">
            <text:p>Mellis Cheese</text:p>
          </table:table-cell>
          <table:table-cell office:value-type="string">
            <text:p>http://www.mellischeese.co.uk/</text:p>
          </table:table-cell>
          <table:table-cell office:value-type="string">
            <text:p>http://www.mellischeese.co.uk/CheeseDetail2.asp?menu=1&amp;pcode=404</text:p>
          </table:table-cell>
          <table:table-cell/>
          <table:table-cell table:style-name="ce4"/>
          <table:table-cell office:value-type="string">
            <text:p>http://www.mellischeese.co.uk/images/z_404.jpg</text:p>
          </table:table-cell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>
            <text:p>Pecorino Romano</text:p>
          </table:table-cell>
          <table:table-cell office:value-type="string">
            <text:p>Mellis Cheese</text:p>
          </table:table-cell>
          <table:table-cell office:value-type="string">
            <text:p>http://www.mellischeese.co.uk/</text:p>
          </table:table-cell>
          <table:table-cell office:value-type="string">
            <text:p>http://www.mellischeese.co.uk/CheeseDetail2.asp?menu=1&amp;pcode=405</text:p>
          </table:table-cell>
          <table:table-cell/>
          <table:table-cell table:style-name="ce4"/>
          <table:table-cell office:value-type="string">
            <text:p>http://www.mellischeese.co.uk/images/z_405.jpg</text:p>
          </table:table-cell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>
            <text:p>Pecorino Sardo</text:p>
          </table:table-cell>
          <table:table-cell office:value-type="string">
            <text:p>Mellis Cheese</text:p>
          </table:table-cell>
          <table:table-cell office:value-type="string">
            <text:p>http://www.mellischeese.co.uk/</text:p>
          </table:table-cell>
          <table:table-cell office:value-type="string">
            <text:p>http://www.mellischeese.co.uk/CheeseDetail2.asp?menu=1&amp;pcode=407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>
            <text:p>Taleggio</text:p>
          </table:table-cell>
          <table:table-cell office:value-type="string">
            <text:p>Mellis Cheese</text:p>
          </table:table-cell>
          <table:table-cell office:value-type="string">
            <text:p>http://www.mellischeese.co.uk/</text:p>
          </table:table-cell>
          <table:table-cell office:value-type="string">
            <text:p>http://www.mellischeese.co.uk/CheeseDetail2.asp?menu=1&amp;pcode=414</text:p>
          </table:table-cell>
          <table:table-cell table:number-columns-repeated="2"/>
          <table:table-cell office:value-type="string">
            <text:p>http://www.mellischeese.co.uk/images/z_414.jpg</text:p>
          </table:table-cell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>
            <text:p>Robiola</text:p>
          </table:table-cell>
          <table:table-cell office:value-type="string">
            <text:p>Pong Cheese</text:p>
          </table:table-cell>
          <table:table-cell table:style-name="Default" office:value-type="string">
            <text:p>http://www.pongcheese.co.uk/</text:p>
          </table:table-cell>
          <table:table-cell office:value-type="string">
            <text:p>http://www.pongcheese.co.uk/shop/robiola.html</text:p>
          </table:table-cell>
          <table:table-cell office:value-type="string">
            <text:p>200g £5.95</text:p>
          </table:table-cell>
          <table:table-cell table:style-name="ce4" office:value-type="currency" office:currency="GBP" office:value="4.95">
            <text:p>£4.95</text:p>
          </table:table-cell>
          <table:table-cell office:value-type="string">
            <text:p>http://www.pongcheese.co.uk/shop/media/catalog/product/cache/1/image/300x/9df78eab33525d08d6e5fb8d27136e95/r/o/robiola_1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Gorgonzola</text:p>
          </table:table-cell>
          <table:table-cell office:value-type="string">
            <text:p>Pong Cheese</text:p>
          </table:table-cell>
          <table:table-cell table:style-name="Default" office:value-type="string">
            <text:p>http://www.pongcheese.co.uk/</text:p>
          </table:table-cell>
          <table:table-cell office:value-type="string">
            <text:p>http://www.pongcheese.co.uk/shop/gorgonzola.html</text:p>
          </table:table-cell>
          <table:table-cell office:value-type="string">
            <text:p>200g £5.95</text:p>
          </table:table-cell>
          <table:table-cell table:style-name="ce4" office:value-type="currency" office:currency="GBP" office:value="4.95">
            <text:p>£4.95</text:p>
          </table:table-cell>
          <table:table-cell office:value-type="string">
            <text:p>http://www.pongcheese.co.uk/shop/media/catalog/product/cache/1/image/300x/9df78eab33525d08d6e5fb8d27136e95/g/o/gorgonzola_2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Taleggio</text:p>
          </table:table-cell>
          <table:table-cell office:value-type="string">
            <text:p>Pong Cheese</text:p>
          </table:table-cell>
          <table:table-cell table:style-name="Default" office:value-type="string">
            <text:p>http://www.pongcheese.co.uk/</text:p>
          </table:table-cell>
          <table:table-cell office:value-type="string">
            <text:p>http://www.pongcheese.co.uk/shop/taleggio.html</text:p>
          </table:table-cell>
          <table:table-cell office:value-type="string">
            <text:p>200g £5.95</text:p>
          </table:table-cell>
          <table:table-cell table:style-name="ce4" office:value-type="currency" office:currency="GBP" office:value="4.95">
            <text:p>£4.95</text:p>
          </table:table-cell>
          <table:table-cell office:value-type="string">
            <text:p>http://www.pongcheese.co.uk/shop/media/catalog/product/cache/1/image/300x/9df78eab33525d08d6e5fb8d27136e95/t/a/taleggio_1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Pecorino Sardo</text:p>
          </table:table-cell>
          <table:table-cell office:value-type="string">
            <text:p>Pong Cheese</text:p>
          </table:table-cell>
          <table:table-cell table:style-name="Default" office:value-type="string">
            <text:p>http://www.pongcheese.co.uk/</text:p>
          </table:table-cell>
          <table:table-cell office:value-type="string">
            <text:p>http://www.pongcheese.co.uk/shop/pecorino.html</text:p>
          </table:table-cell>
          <table:table-cell office:value-type="string">
            <text:p>200g £5.95</text:p>
          </table:table-cell>
          <table:table-cell table:style-name="ce4" office:value-type="currency" office:currency="GBP" office:value="4.95">
            <text:p>£4.95</text:p>
          </table:table-cell>
          <table:table-cell office:value-type="string">
            <text:p>http://www.pongcheese.co.uk/shop/media/catalog/product/cache/1/image/300x/9df78eab33525d08d6e5fb8d27136e95/p/e/pecorino_1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Dolcelatte</text:p>
          </table:table-cell>
          <table:table-cell office:value-type="string">
            <text:p>House of Cheese</text:p>
          </table:table-cell>
          <table:table-cell office:value-type="string">
            <text:p>http://www.houseofcheese.co.uk/</text:p>
          </table:table-cell>
          <table:table-cell office:value-type="string">
            <text:p>http://www.houseofcheese.co.uk/cgi-bin/sh000099.cgi?PN=Blue_Cheeses_9.html%23a134#a134</text:p>
          </table:table-cell>
          <table:table-cell office:value-type="string">
            <text:p>250g £5.50</text:p>
          </table:table-cell>
          <table:table-cell office:value-type="string">
            <text:p>min. order £35.00</text:p>
          </table:table-cell>
          <table:table-cell office:value-type="string">
            <text:p>http://www.houseofcheese.co.uk/acatalog/Dolcelattelge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Gorgonzola</text:p>
          </table:table-cell>
          <table:table-cell office:value-type="string">
            <text:p>House of Cheese</text:p>
          </table:table-cell>
          <table:table-cell office:value-type="string">
            <text:p>http://www.houseofcheese.co.uk/</text:p>
          </table:table-cell>
          <table:table-cell office:value-type="string">
            <text:p>http://www.houseofcheese.co.uk/cgi-bin/sh000099.cgi?PN=Blue_Cheeses_9.html%23a134#a134</text:p>
          </table:table-cell>
          <table:table-cell office:value-type="string">
            <text:p>250g £5.75</text:p>
          </table:table-cell>
          <table:table-cell office:value-type="string">
            <text:p>min. order £35.00</text:p>
          </table:table-cell>
          <table:table-cell office:value-type="string">
            <text:p>http://www.houseofcheese.co.uk/acatalog/Gorgonzolalge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Taleggio</text:p>
          </table:table-cell>
          <table:table-cell office:value-type="string">
            <text:p>Just Cheese</text:p>
          </table:table-cell>
          <table:table-cell office:value-type="string">
            <text:p>http://www.justcheese.co.uk/</text:p>
          </table:table-cell>
          <table:table-cell office:value-type="string">
            <text:p>http://www.justcheese.co.uk/products/continental-soft-cheese-66/taleggio-2616.aspx</text:p>
          </table:table-cell>
          <table:table-cell office:value-type="string">
            <text:p>250g £4.95</text:p>
          </table:table-cell>
          <table:table-cell table:style-name="ce7" office:value-type="string">
            <text:p>£5.95, free over £40.00</text:p>
          </table:table-cell>
          <table:table-cell office:value-type="string">
            <text:p>http://www.justcheese.co.uk/system/cache/taleggio_cms_site_products_images_2616-2-1389_296_228_True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Parmigiano Reggiano</text:p>
          </table:table-cell>
          <table:table-cell office:value-type="string">
            <text:p>Just Cheese</text:p>
          </table:table-cell>
          <table:table-cell office:value-type="string">
            <text:p>http://www.justcheese.co.uk/</text:p>
          </table:table-cell>
          <table:table-cell office:value-type="string">
            <text:p>http://www.justcheese.co.uk/products/continental-hard-cheese-48/parmiggiano-reggiano-20.aspx</text:p>
          </table:table-cell>
          <table:table-cell office:value-type="string">
            <text:p>250g £8.20</text:p>
          </table:table-cell>
          <table:table-cell table:style-name="ce7" office:value-type="string">
            <text:p>£5.95, free over £40.00</text:p>
          </table:table-cell>
          <table:table-cell office:value-type="string">
            <text:p>http://www.justcheese.co.uk/system/cache/parmiggiano-reggiano_cms_site_products_images_20-1-1307_800_800_False.pn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Pecorino Toscano</text:p>
          </table:table-cell>
          <table:table-cell office:value-type="string">
            <text:p>Just Cheese</text:p>
          </table:table-cell>
          <table:table-cell office:value-type="string">
            <text:p>http://www.justcheese.co.uk/</text:p>
          </table:table-cell>
          <table:table-cell office:value-type="string">
            <text:p>http://www.justcheese.co.uk/products/continental-hard-cheese-48/pecorino-toscano-21.aspx</text:p>
          </table:table-cell>
          <table:table-cell office:value-type="string">
            <text:p>250g £6.20</text:p>
          </table:table-cell>
          <table:table-cell table:style-name="ce7" office:value-type="string">
            <text:p>£5.95, free over £40.00</text:p>
          </table:table-cell>
          <table:table-cell office:value-type="string">
            <text:p>http://www.justcheese.co.uk/system/cache/pecorino-toscano_cms_site_products_images_21-1-1251_800_800_False.pn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Mozzarella di Bufala Campana</text:p>
          </table:table-cell>
          <table:table-cell office:value-type="string">
            <text:p>Just Cheese</text:p>
          </table:table-cell>
          <table:table-cell office:value-type="string">
            <text:p>http://www.justcheese.co.uk/</text:p>
          </table:table-cell>
          <table:table-cell office:value-type="string">
            <text:p>http://www.justcheese.co.uk/products/continental-soft-cheese-66/mozzarella-di-buffala-2625.aspx</text:p>
          </table:table-cell>
          <table:table-cell office:value-type="string">
            <text:p>125g £2.95</text:p>
          </table:table-cell>
          <table:table-cell table:style-name="ce7" office:value-type="string">
            <text:p>£5.95, free over £40.00</text:p>
          </table:table-cell>
          <table:table-cell office:value-type="string">
            <text:p>http://www.justcheese.co.uk/system/cache/mozzarella-di-buffala_cms_site_products_images_2625-1-1401_800_800_False.pn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Grana Padano</text:p>
          </table:table-cell>
          <table:table-cell office:value-type="string">
            <text:p>Lawson's Cheeses Direct</text:p>
          </table:table-cell>
          <table:table-cell office:value-type="string">
            <text:p>http://shop1.actinicexpress.co.uk/shops/LawsonsCheeses/index.php</text:p>
          </table:table-cell>
          <table:table-cell office:value-type="string">
            <text:p>http://shop1.actinicexpress.co.uk/shops/LawsonsCheeses/index.php?cat=Continental_Cheese</text:p>
          </table:table-cell>
          <table:table-cell office:value-type="string">
            <text:p>1kg £12.00</text:p>
          </table:table-cell>
          <table:table-cell table:style-name="ce7" office:value-type="currency" office:currency="GBP" office:value="6.99">
            <text:p>£6.99</text:p>
          </table:table-cell>
          <table:table-cell office:value-type="string">
            <text:p>http://shop1.actinicexpress.co.uk/shops/LawsonsCheeses/images/catalog/Padano400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Raclette</text:p>
          </table:table-cell>
          <table:table-cell office:value-type="string">
            <text:p>Lawson's Cheeses Direct</text:p>
          </table:table-cell>
          <table:table-cell office:value-type="string">
            <text:p>http://shop1.actinicexpress.co.uk/shops/LawsonsCheeses/index.php</text:p>
          </table:table-cell>
          <table:table-cell office:value-type="string">
            <text:p>http://shop1.actinicexpress.co.uk/shops/LawsonsCheeses/index.php?cat=Continental_Cheese</text:p>
          </table:table-cell>
          <table:table-cell office:value-type="string">
            <text:p>200g £3.50</text:p>
          </table:table-cell>
          <table:table-cell table:style-name="ce7" office:value-type="currency" office:currency="GBP" office:value="6.99">
            <text:p>£6.99</text:p>
          </table:table-cell>
          <table:table-cell office:value-type="string">
            <text:p>http://shop1.actinicexpress.co.uk/shops/LawsonsCheeses/images/catalog/raclette400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La Tur</text:p>
          </table:table-cell>
          <table:table-cell office:value-type="string">
            <text:p>The Fine Cheese Co.</text:p>
          </table:table-cell>
          <table:table-cell office:value-type="string">
            <text:p>http://www.finecheese.co.uk/</text:p>
          </table:table-cell>
          <table:table-cell office:value-type="string">
            <text:p>http://www.finecheese.co.uk/our-cheeses/la-tur.html</text:p>
          </table:table-cell>
          <table:table-cell office:value-type="string">
            <text:p>240g £4.95</text:p>
          </table:table-cell>
          <table:table-cell office:value-type="string">
            <text:p>£8.99, minimum order £25.00</text:p>
          </table:table-cell>
          <table:table-cell office:value-type="string">
            <text:p>http://www.finecheese.co.uk/media/catalog/product/cache/1/image/9df78eab33525d08d6e5fb8d27136e95/l/a/la_tur_000_b3.jpg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>
            <text:p>Pecorino Nero</text:p>
          </table:table-cell>
          <table:table-cell office:value-type="string">
            <text:p>The Fine Cheese Co.</text:p>
          </table:table-cell>
          <table:table-cell office:value-type="string">
            <text:p>http://www.finecheese.co.uk/</text:p>
          </table:table-cell>
          <table:table-cell office:value-type="string">
            <text:p>http://www.finecheese.co.uk/our-cheeses/pecorino-nero.html</text:p>
          </table:table-cell>
          <table:table-cell office:value-type="string">
            <text:p>500g £10.95</text:p>
          </table:table-cell>
          <table:table-cell office:value-type="string">
            <text:p>£8.99, minimum order £25.00</text:p>
          </table:table-cell>
          <table:table-cell office:value-type="string">
            <text:p>http://www.finecheese.co.uk/media/catalog/product/cache/1/image/9df78eab33525d08d6e5fb8d27136e95/p/e/pecorino_0004_b.jpg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>
            <text:p>Mozzarella di Bufala Campana</text:p>
          </table:table-cell>
          <table:table-cell office:value-type="string">
            <text:p>ASDA</text:p>
          </table:table-cell>
          <table:table-cell office:value-type="string">
            <text:p>http://asda.co.uk/</text:p>
          </table:table-cell>
          <table:table-cell office:value-type="string">
            <text:p>http://groceries.asda.com/asda-estore/catalog/sectionpagecontainer.jsp?skuId=910000050690&amp;departmentid=1214921923736&amp;aisleid=1214921924130&amp;startValue=</text:p>
          </table:table-cell>
          <table:table-cell office:value-type="string">
            <text:p>125g £1.47</text:p>
          </table:table-cell>
          <table:table-cell office:value-type="string">
            <text:p>£2.50-£5.50</text:p>
          </table:table-cell>
          <table:table-cell office:value-type="string">
            <text:p>http://i3-groceries.asda.com/g/586/273/5051413586273_21000_IDShot_2.jpe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Parmigiano Reggiano</text:p>
          </table:table-cell>
          <table:table-cell office:value-type="string">
            <text:p>ASDA</text:p>
          </table:table-cell>
          <table:table-cell office:value-type="string">
            <text:p>http://asda.co.uk/</text:p>
          </table:table-cell>
          <table:table-cell office:value-type="string">
            <text:p>http://groceries.asda.com/asda-estore/catalog/sectionpagecontainer.jsp?skuId=910000343643&amp;departmentid=1214921923736&amp;aisleid=1214921924130&amp;startValue=</text:p>
          </table:table-cell>
          <table:table-cell office:value-type="string">
            <text:p>180g £3.00</text:p>
          </table:table-cell>
          <table:table-cell office:value-type="string">
            <text:p>£2.50-£5.50</text:p>
          </table:table-cell>
          <table:table-cell office:value-type="string">
            <text:p>http://i3-groceries.asda.com/g/004/014/5052449004014_21000_IDShot_2.jpe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Gorgonzola</text:p>
          </table:table-cell>
          <table:table-cell office:value-type="string">
            <text:p>ASDA</text:p>
          </table:table-cell>
          <table:table-cell office:value-type="string">
            <text:p>http://asda.co.uk/</text:p>
          </table:table-cell>
          <table:table-cell office:value-type="string">
            <text:p>http://groceries.asda.com/asda-estore/catalog/sectionpagecontainer.jsp?skuId=77767264&amp;departmentid=1214921923736&amp;aisleid=1214921924130&amp;startValue=</text:p>
          </table:table-cell>
          <table:table-cell office:value-type="string">
            <text:p>200g £2.00</text:p>
          </table:table-cell>
          <table:table-cell office:value-type="string">
            <text:p>£2.50-£5.50</text:p>
          </table:table-cell>
          <table:table-cell office:value-type="string">
            <text:p>http://i3-groceries.asda.com/g/246/160/5051413246160_21000_IDShot_2.jpe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Dolcelatte</text:p>
          </table:table-cell>
          <table:table-cell office:value-type="string">
            <text:p>ASDA</text:p>
          </table:table-cell>
          <table:table-cell office:value-type="string">
            <text:p>http://asda.co.uk/</text:p>
          </table:table-cell>
          <table:table-cell office:value-type="string">
            <text:p>http://groceries.asda.com/asda-estore/catalog/sectionpagecontainer.jsp?skuId=1036613&amp;departmentid=1214921923736&amp;aisleid=1214921924130&amp;startValue=</text:p>
          </table:table-cell>
          <table:table-cell office:value-type="string">
            <text:p>150g £1.50</text:p>
          </table:table-cell>
          <table:table-cell office:value-type="string">
            <text:p>£2.50-£5.50</text:p>
          </table:table-cell>
          <table:table-cell office:value-type="string">
            <text:p>http://i1-groceries.asda.com/g/058/475/8000430058475_21000_IDShot_2.jpe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Grana Padano</text:p>
          </table:table-cell>
          <table:table-cell office:value-type="string">
            <text:p>ASDA</text:p>
          </table:table-cell>
          <table:table-cell office:value-type="string">
            <text:p>http://asda.co.uk/</text:p>
          </table:table-cell>
          <table:table-cell office:value-type="string">
            <text:p>http://groceries.asda.com/asda-estore/catalog/sectionpagecontainer.jsp?skuId=77767257&amp;departmentid=1214921923736&amp;aisleid=1214921924130&amp;startValue=</text:p>
          </table:table-cell>
          <table:table-cell office:value-type="string">
            <text:p>200g £2.48</text:p>
          </table:table-cell>
          <table:table-cell office:value-type="string">
            <text:p>£2.50-£5.50</text:p>
          </table:table-cell>
          <table:table-cell office:value-type="string">
            <text:p>http://i1-groceries.asda.com/g/246/092/5051413246092_21000_IDShot_2.jpe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Grana Padano</text:p>
          </table:table-cell>
          <table:table-cell office:value-type="string">
            <text:p>Waitrose</text:p>
          </table:table-cell>
          <table:table-cell office:value-type="string">
            <text:p>http://www.waitrose.com/</text:p>
          </table:table-cell>
          <table:table-cell office:value-type="string">
            <text:p>http://www.waitrose.com/shop/ProductView-10334-10001-20640-Waitrose+grana+padano</text:p>
          </table:table-cell>
          <table:table-cell office:value-type="string">
            <text:p>200g £3.49</text:p>
          </table:table-cell>
          <table:table-cell office:value-type="string">
            <text:p>minimum order £50</text:p>
          </table:table-cell>
          <table:table-cell office:value-type="string">
            <text:p>http://images.waitrose.com/images/products/10/LN_041655_BP_10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Mascarpone</text:p>
          </table:table-cell>
          <table:table-cell office:value-type="string">
            <text:p>Waitrose</text:p>
          </table:table-cell>
          <table:table-cell office:value-type="string">
            <text:p>http://www.waitrose.com/</text:p>
          </table:table-cell>
          <table:table-cell office:value-type="string">
            <text:p>http://www.waitrose.com/shop/ProductView-10334-10001-10900-Brescia+organic+mascarpone</text:p>
          </table:table-cell>
          <table:table-cell office:value-type="string">
            <text:p>250g £3.29</text:p>
          </table:table-cell>
          <table:table-cell office:value-type="string">
            <text:p>minimum order £50</text:p>
          </table:table-cell>
          <table:table-cell office:value-type="string">
            <text:p>http://images.waitrose.com/images/products/10/LN_022382_BP_10.jpg</text:p>
          </table:table-cell>
          <table:table-cell table:number-columns-repeated="2"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>
            <text:p>Ricotta</text:p>
          </table:table-cell>
          <table:table-cell office:value-type="string">
            <text:p>Waitrose</text:p>
          </table:table-cell>
          <table:table-cell office:value-type="string">
            <text:p>http://www.waitrose.com/</text:p>
          </table:table-cell>
          <table:table-cell office:value-type="string">
            <text:p>http://www.waitrose.com/shop/ProductView-10334-10001-32734-Brescia+Organic+ricotta</text:p>
          </table:table-cell>
          <table:table-cell office:value-type="string">
            <text:p>250g £2.09</text:p>
          </table:table-cell>
          <table:table-cell office:value-type="string">
            <text:p>minimum order £50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Parmigiano Reggiano</text:p>
          </table:table-cell>
          <table:table-cell office:value-type="string">
            <text:p>Waitrose</text:p>
          </table:table-cell>
          <table:table-cell office:value-type="string">
            <text:p>http://www.waitrose.com/</text:p>
          </table:table-cell>
          <table:table-cell office:value-type="string">
            <text:p>http://www.waitrose.com/shop/ProductView-10334-10001-106688-Waitrose+Parmigiano+Reggiano+wedge</text:p>
          </table:table-cell>
          <table:table-cell office:value-type="string">
            <text:p>200g £5.75</text:p>
          </table:table-cell>
          <table:table-cell office:value-type="string">
            <text:p>minimum order £50</text:p>
          </table:table-cell>
          <table:table-cell office:value-type="string">
            <text:p>http://images.waitrose.com/images/products/10/LN_750144_BP_10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Pecorino Romano</text:p>
          </table:table-cell>
          <table:table-cell office:value-type="string">
            <text:p>Sainsbury's</text:p>
          </table:table-cell>
          <table:table-cell office:value-type="string">
            <text:p>http://www.sainsburys.co.uk/</text:p>
          </table:table-cell>
          <table:table-cell office:value-type="string">
            <text:p>http://www.sainsburys.co.uk/groceries/shopping/details/product_detail.jsp?bmUID=1324563696716&amp;NEW_NAVIGATOR%3C%3Elevel_0_id=0&amp;NEW_NAVIGATOR%3C%3Elevel_1_id=1&amp;NEW_NAVIGATOR%3C%3Elevel_2_id=2534374310939561&amp;NEW_NAVIGATOR%3C%3Elevel_3_id=2534374320068526&amp;NEW_NAVIGATOR%3C%3Elevel_4_id=2534374320069110&amp;NEW_NAVIGATOR%3C%3Elevel_5_id=1689949389929071&amp;GENERIC_EVENT%3C%3Egeneric_text_1=RESULT_SEARCH_CLICK&amp;GENERIC_EVENT%3C%3Egeneric_text_2=italian+cheese&amp;GENERIC_EVENT%3C%3Egeneric_number_2=845524459797103&amp;GENERIC_EVENT%3C%3Egeneric_text_3=italian+cheese&amp;bmForm=log_generic_event</text:p>
          </table:table-cell>
          <table:table-cell office:value-type="string">
            <text:p>170g £2.61</text:p>
          </table:table-cell>
          <table:table-cell office:value-type="string">
            <text:p>£3.50-£6.00</text:p>
          </table:table-cell>
          <table:table-cell office:value-type="string">
            <text:p>http://www.sainsburys.co.uk/media/images/products/51188187-3ef5-4167-a389-427fd616fd81_Spec2_v1_m56577569834163261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Mozzarella di Bufala Campana</text:p>
          </table:table-cell>
          <table:table-cell office:value-type="string">
            <text:p>Sainsbury's</text:p>
          </table:table-cell>
          <table:table-cell office:value-type="string">
            <text:p>http://www.sainsburys.co.uk/</text:p>
          </table:table-cell>
          <table:table-cell office:value-type="string">
            <text:p>http://www.sainsburys.co.uk/groceries/shopping/details/product_detail.jsp?bmUID=1324563740874&amp;NEW_NAVIGATOR%3C%3Elevel_0_id=0&amp;NEW_NAVIGATOR%3C%3Elevel_1_id=1&amp;NEW_NAVIGATOR%3C%3Elevel_2_id=2534374310939561&amp;NEW_NAVIGATOR%3C%3Elevel_3_id=2534374320068526&amp;NEW_NAVIGATOR%3C%3Elevel_4_id=2534374320069110&amp;NEW_NAVIGATOR%3C%3Elevel_5_id=1689949372048843&amp;GENERIC_EVENT%3C%3Egeneric_text_1=RESULT_SEARCH_CLICK&amp;GENERIC_EVENT%3C%3Egeneric_text_2=mozzarella&amp;GENERIC_EVENT%3C%3Egeneric_number_2=845524441916871&amp;GENERIC_EVENT%3C%3Egeneric_text_3=mozzarella&amp;bmForm=log_generic_event</text:p>
          </table:table-cell>
          <table:table-cell office:value-type="string">
            <text:p>125g £1.55</text:p>
          </table:table-cell>
          <table:table-cell office:value-type="string">
            <text:p>£3.50-£6.00</text:p>
          </table:table-cell>
          <table:table-cell office:value-type="string">
            <text:p>http://www.sainsburys.co.uk/media/images/products/72919011-78C6-413D-9E83-AE2A31356558_Spec2_v1_m56577569834028494.jp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Mozzarella</text:p>
          </table:table-cell>
          <table:table-cell office:value-type="string">
            <text:p>Sainsbury's</text:p>
          </table:table-cell>
          <table:table-cell office:value-type="string">
            <text:p>http://www.sainsburys.co.uk/</text:p>
          </table:table-cell>
          <table:table-cell office:value-type="string">
            <text:p>http://www.sainsburys.co.uk/groceries/shopping/details/product_detail.jsp?bmUID=1324563740878&amp;NEW_NAVIGATOR%3C%3Elevel_0_id=0&amp;NEW_NAVIGATOR%3C%3Elevel_1_id=1&amp;NEW_NAVIGATOR%3C%3Elevel_2_id=2534374310939561&amp;NEW_NAVIGATOR%3C%3Elevel_3_id=2534374320068526&amp;NEW_NAVIGATOR%3C%3Elevel_4_id=2534374320069110&amp;NEW_NAVIGATOR%3C%3Elevel_5_id=1689949374948705&amp;GENERIC_EVENT%3C%3Egeneric_text_1=RESULT_SEARCH_CLICK&amp;GENERIC_EVENT%3C%3Egeneric_text_2=mozzarella&amp;GENERIC_EVENT%3C%3Egeneric_number_2=845524444816733&amp;GENERIC_EVENT%3C%3Egeneric_text_3=mozzarella&amp;bmForm=log_generic_event</text:p>
          </table:table-cell>
          <table:table-cell office:value-type="string">
            <text:p>125g £1.15</text:p>
          </table:table-cell>
          <table:table-cell office:value-type="string">
            <text:p>£3.50-£6.00</text:p>
          </table:table-cell>
          <table:table-cell office:value-type="string">
            <text:p>http://www.sainsburys.co.uk/media/images/products/5D6C11EF-DC25-42AD-AA0D-C26DF236E551_Spec2_v1_m56577569834016742.jpg</text:p>
          </table:table-cell>
          <table:table-cell table:number-columns-repeated="2" office:value-type="string">
            <text:p>yes</text:p>
          </table:table-cell>
          <table:table-cell table:number-columns-repeated="1015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2">22/12/2011</text:date>, <text:time>14:5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olo Castagna</meta:initial-creator>
    <meta:creation-date>2011-12-22T08:54:15</meta:creation-date>
    <meta:generator>OpenOffice.org/3.1$Unix OpenOffice.org_project/310m19$Build-9420</meta:generator>
    <dc:date>2011-12-22T14:31:30</dc:date>
    <dc:creator>Paolo Castagna</dc:creator>
    <meta:editing-duration>PT05H37M17S</meta:editing-duration>
    <meta:editing-cycles>17</meta:editing-cycles>
    <meta:document-statistic meta:table-count="3" meta:cell-count="682" meta:object-count="0"/>
  </office:meta>
</office:document-meta>
</file>